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268cm"/>
    </style:style>
    <style:style style:name="gr2" style:family="graphic" style:parent-style-name="standard">
      <style:graphic-properties draw:fill="solid" draw:fill-color="#ffbf00" draw:textarea-horizontal-align="justify" draw:textarea-vertical-align="middle" draw:auto-grow-height="false" fo:min-height="12.673cm" fo:min-width="8.413cm"/>
    </style:style>
    <style:style style:name="gr3" style:family="graphic" style:parent-style-name="standard">
      <style:graphic-properties draw:fill="solid" draw:fill-color="#ff8000" draw:textarea-horizontal-align="justify" draw:textarea-vertical-align="middle" draw:auto-grow-height="false" fo:min-height="8.467cm" fo:min-width="4.151cm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14.75cm" fo:min-width="0.7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2.25cm" fo:min-width="1.5cm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8.524cm" fo:min-width="0.056cm"/>
    </style:style>
    <style:style style:name="gr7" style:family="graphic" style:parent-style-name="standard">
      <style:graphic-properties draw:fill="solid" draw:fill-color="#2a6099" draw:opacity="25%" draw:textarea-horizontal-align="justify" draw:textarea-vertical-align="middle" draw:auto-grow-height="false" fo:min-height="14.75cm" fo:min-width="0.028cm" draw:shadow-opacity="25%"/>
    </style:style>
    <style:style style:name="gr8" style:family="graphic" style:parent-style-name="standard">
      <style:graphic-properties draw:fill="solid" draw:fill-color="#2a6099" draw:opacity="25%" draw:textarea-horizontal-align="justify" draw:textarea-vertical-align="middle" draw:auto-grow-height="false" fo:min-height="5.293cm" fo:min-width="0.028cm" draw:shadow-opacity="25%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3.317cm" fo:min-width="0.558cm"/>
    </style:style>
    <style:style style:name="gr11" style:family="graphic" style:parent-style-name="standard">
      <style:graphic-properties draw:fill-color="#a1467e" draw:textarea-horizontal-align="justify" draw:textarea-vertical-align="middle" draw:auto-grow-height="false" fo:min-height="0.253cm" fo:min-width="0.53cm"/>
    </style:style>
    <style:style style:name="gr12" style:family="graphic" style:parent-style-name="standard">
      <style:graphic-properties draw:fill-color="#a1467e" draw:textarea-horizontal-align="justify" draw:textarea-vertical-align="middle" draw:auto-grow-height="false" fo:min-height="1.868cm" fo:min-width="4.04cm"/>
    </style:style>
    <style:style style:name="gr13" style:family="graphic" style:parent-style-name="standard">
      <style:graphic-properties draw:fill-color="#a1467e" draw:textarea-horizontal-align="justify" draw:textarea-vertical-align="middle" draw:auto-grow-height="false" fo:min-height="6.492cm" fo:min-width="4.04cm"/>
    </style:style>
    <style:style style:name="gr14" style:family="graphic" style:parent-style-name="standard">
      <style:graphic-properties draw:fill-color="#a1467e" draw:textarea-horizontal-align="justify" draw:textarea-vertical-align="middle" draw:auto-grow-height="false" fo:min-height="6.575cm" fo:min-width="0.587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1.812cm" fo:min-width="0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8.747cm" fo:min-width="3.984cm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 fo:min-height="6.558cm" fo:min-width="0cm"/>
    </style:style>
    <style:style style:name="gr18" style:family="graphic" style:parent-style-name="standard">
      <style:graphic-properties svg:stroke-color="#ffd428" draw:fill-color="#ff8000" draw:textarea-horizontal-align="justify" draw:textarea-vertical-align="middle" draw:auto-grow-height="false" fo:min-height="1.299cm" fo:min-width="2.7cm" fo:wrap-option="no-wrap"/>
    </style:style>
    <style:style style:name="gr19" style:family="graphic" style:parent-style-name="standard">
      <style:graphic-properties svg:stroke-color="#ffd428" draw:fill-color="#ff8000" draw:textarea-horizontal-align="justify" draw:textarea-vertical-align="middle" draw:auto-grow-height="false" fo:min-height="0.938cm" fo:min-width="5.794cm" fo:wrap-option="no-wrap"/>
    </style:style>
    <style:style style:name="gr20" style:family="graphic" style:parent-style-name="standard">
      <style:graphic-properties draw:fill-color="#5eb91e" draw:textarea-horizontal-align="justify" draw:textarea-vertical-align="middle" draw:auto-grow-height="false" fo:min-height="12.73cm" fo:min-width="0.195cm"/>
    </style:style>
    <style:style style:name="gr21" style:family="graphic" style:parent-style-name="standard">
      <style:graphic-properties svg:stroke-color="#ffd428" draw:fill-color="#ff8000" draw:textarea-horizontal-align="justify" draw:textarea-vertical-align="middle" draw:auto-grow-height="false" fo:min-height="0.887cm" fo:min-width="3.834cm" fo:wrap-option="no-wrap"/>
    </style:style>
    <style:style style:name="gr22" style:family="graphic" style:parent-style-name="standard">
      <style:graphic-properties draw:fill-color="#a1467e" draw:textarea-horizontal-align="justify" draw:textarea-vertical-align="middle" draw:auto-grow-height="false" fo:min-height="0.253cm" fo:min-width="0.976cm"/>
    </style:style>
    <style:style style:name="gr23" style:family="graphic" style:parent-style-name="standard">
      <style:graphic-properties draw:fill-color="#a1467e" draw:textarea-horizontal-align="justify" draw:textarea-vertical-align="middle" draw:auto-grow-height="false" fo:min-height="6.575cm" fo:min-width="1.005cm"/>
    </style:style>
    <style:style style:name="gr24" style:family="graphic" style:parent-style-name="standard">
      <style:graphic-properties draw:fill="solid" draw:fill-color="#2a6099" draw:opacity="25%" draw:textarea-horizontal-align="justify" draw:textarea-vertical-align="middle" draw:auto-grow-height="false" fo:min-height="0.252cm" fo:min-width="0.139cm" draw:shadow-opacity="25%"/>
    </style:style>
    <style:style style:name="gr25" style:family="graphic" style:parent-style-name="standard">
      <style:graphic-properties draw:fill-color="#a1467e" draw:textarea-horizontal-align="justify" draw:textarea-vertical-align="middle" draw:auto-grow-height="false" fo:min-height="5.598cm" fo:min-width="1.005cm"/>
    </style:style>
    <style:style style:name="gr26" style:family="graphic" style:parent-style-name="standard">
      <style:graphic-properties draw:fill="solid" draw:fill-color="#2a6099" draw:opacity="25%" draw:textarea-horizontal-align="justify" draw:textarea-vertical-align="middle" draw:auto-grow-height="false" fo:min-height="9.053cm" fo:min-width="0.028cm" draw:shadow-opacity="25%"/>
    </style:style>
    <style:style style:name="gr27" style:family="graphic" style:parent-style-name="standard">
      <style:graphic-properties draw:fill-color="#a1467e" draw:textarea-horizontal-align="justify" draw:textarea-vertical-align="middle" draw:auto-grow-height="false" fo:min-height="1.701cm" fo:min-width="0.976cm"/>
    </style:style>
    <style:style style:name="gr28" style:family="graphic" style:parent-style-name="standard">
      <style:graphic-properties draw:fill-color="#3465a4" draw:textarea-horizontal-align="justify" draw:textarea-vertical-align="middle" draw:auto-grow-height="false" fo:min-height="0.412cm" fo:min-width="1.5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2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ff8000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="solid" draw:fill-color="#2a6099" draw:opacity="25%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a1467e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5eb91e"/>
      <style:paragraph-properties fo:text-align="center"/>
    </style:style>
    <style:style style:name="P13" style:family="paragraph">
      <loext:graphic-properties draw:fill-color="#3465a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3.099cm" svg:y="6.028cm">
          <text:p text:style-name="P1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3.044cm" svg:y="8.59cm">
          <text:p text:style-name="P1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3.043cm" svg:y="3.466cm">
          <text:p text:style-name="P1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8.912cm" svg:height="14.9cm" svg:x="8.02cm" svg:y="3.035cm" svg:viewBox="0 0 8913 14901" svg:d="M6395 1364c-199-133-395-193-625-193s-426 60-625 193c-200 133-343 298-458 528s-167 455-167 721c0 265 52 491 167 721s258 395 458 528c199 132 395 193 625 193s426-61 625-193c200-133 343-298 458-528s168-456 168-721c0-266-53-491-168-721s-258-395-458-528zM0 14901v-14901h8913v14901z">
          <text:p/>
        </draw:path>
        <draw:path draw:style-name="gr3" draw:text-style-name="P3" draw:layer="layout" svg:width="4.65cm" svg:height="8.716cm" svg:x="10.806cm" svg:y="3.982cm" svg:viewBox="0 0 4651 8717" svg:d="M3012 542c-230 0-426 52-625 167-200 115-343 258-458 458-115 199-167 395-167 625s52 426 167 625c115 200 258 343 458 458 199 115 395 168 625 168s426-53 625-168c200-115 343-258 458-458 115-199 168-395 168-625s-53-426-168-625c-115-200-258-343-458-458-199-115-395-167-625-167zM0 8717v-8717h4651v8717z">
          <text:p/>
        </draw:path>
        <draw:custom-shape draw:style-name="gr4" draw:text-style-name="P4" draw:layer="layout" svg:width="1.2cm" svg:height="15cm" svg:x="18.048cm" svg:y="2.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2.5cm" svg:x="19.246cm" svg:y="4.5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56cm" svg:height="8.774cm" svg:x="19.329cm" svg:y="3.9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28cm" svg:height="15cm" svg:x="13.453cm" svg:y="3.1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28cm" svg:height="5.543cm" svg:x="21.307cm" svg:y="3.091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.034cm" svg:y1="6.016cm" svg:x2="26.988cm" svg:y2="6.016cm">
          <text:p/>
        </draw:line>
        <draw:line draw:style-name="gr9" draw:text-style-name="P8" draw:layer="layout" svg:x1="2.145cm" svg:y1="8.551cm" svg:x2="27.099cm" svg:y2="8.551cm">
          <text:p/>
        </draw:line>
        <draw:line draw:style-name="gr9" draw:text-style-name="P8" draw:layer="layout" svg:x1="2.006cm" svg:y1="3.509cm" svg:x2="26.96cm" svg:y2="3.509cm">
          <text:p/>
        </draw:line>
        <draw:line draw:style-name="gr9" draw:text-style-name="P8" draw:layer="layout" svg:x1="2.229cm" svg:y1="11.113cm" svg:x2="27.183cm" svg:y2="11.113cm">
          <text:p/>
        </draw:line>
        <draw:custom-shape draw:style-name="gr10" draw:text-style-name="P6" draw:layer="layout" svg:width="1.058cm" svg:height="3.567cm" svg:x="20.025cm" svg:y="4.00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9" draw:layer="layout" svg:width="2.5cm" svg:height="2.5cm" svg:x="3.099cm" svg:y="6.028cm">
          <text:p text:style-name="P9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draw:layer="layout" svg:width="2.5cm" svg:height="2.5cm" svg:x="3.044cm" svg:y="8.59cm">
          <text:p text:style-name="P9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draw:layer="layout" svg:width="2.5cm" svg:height="2.5cm" svg:x="3.043cm" svg:y="3.466cm">
          <text:p text:style-name="P9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8.912cm" svg:height="14.9cm" svg:x="8.02cm" svg:y="3.035cm" svg:viewBox="0 0 8913 14901" svg:d="M6395 1364c-199-133-395-193-625-193s-426 60-625 193c-200 133-343 298-458 528s-167 455-167 721c0 265 52 491 167 721s258 395 458 528c199 132 395 193 625 193s426-61 625-193c200-133 343-298 458-528s168-456 168-721c0-266-53-491-168-721s-258-395-458-528zM0 14901v-14901h8913v14901z">
          <text:p/>
        </draw:path>
        <draw:custom-shape draw:style-name="gr4" draw:text-style-name="P4" draw:layer="layout" svg:width="1.2cm" svg:height="15cm" svg:x="18.048cm" svg:y="2.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2.5cm" svg:x="19.246cm" svg:y="4.5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03cm" svg:height="0.503cm" svg:x="19.496cm" svg:y="3.9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28cm" svg:height="15cm" svg:x="13.453cm" svg:y="3.1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28cm" svg:height="5.543cm" svg:x="21.307cm" svg:y="3.091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.034cm" svg:y1="6.016cm" svg:x2="26.988cm" svg:y2="6.016cm">
          <text:p/>
        </draw:line>
        <draw:line draw:style-name="gr9" draw:text-style-name="P8" draw:layer="layout" svg:x1="2.145cm" svg:y1="8.551cm" svg:x2="27.099cm" svg:y2="8.551cm">
          <text:p/>
        </draw:line>
        <draw:line draw:style-name="gr9" draw:text-style-name="P8" draw:layer="layout" svg:x1="2.006cm" svg:y1="3.509cm" svg:x2="26.96cm" svg:y2="3.509cm">
          <text:p/>
        </draw:line>
        <draw:line draw:style-name="gr9" draw:text-style-name="P8" draw:layer="layout" svg:x1="2.229cm" svg:y1="11.113cm" svg:x2="27.183cm" svg:y2="11.113cm">
          <text:p/>
        </draw:line>
        <draw:path draw:style-name="gr12" draw:text-style-name="P10" draw:layer="layout" svg:width="4.539cm" svg:height="2.117cm" svg:x="10.889cm" svg:y="3.925cm" svg:viewBox="0 0 4540 2118" svg:d="M2929 571c-230 0-426 52-625 167-200 115-343 258-458 458-115 199-167 395-167 625 0 105 10 203 33 297h-1712v-2118h4540v2118h-394c23-94 34-192 34-297 0-230-53-426-168-625-115-200-258-343-458-458-199-115-395-167-625-167z">
          <text:p/>
        </draw:path>
        <draw:path draw:style-name="gr13" draw:text-style-name="P10" draw:layer="layout" svg:width="4.539cm" svg:height="6.741cm" svg:x="10.945cm" svg:y="6.237cm" svg:viewBox="0 0 4540 6742" svg:d="M1791 412c115 200 258 343 458 458 199 115 395 168 625 168s426-53 625-168c200-115 343-258 458-458 78-135 127-268 151-412h432v6742h-4540v-6742h1640c24 144 73 277 151 412z">
          <text:p/>
        </draw:path>
        <draw:custom-shape draw:style-name="gr14" draw:text-style-name="P10" draw:layer="layout" svg:width="1.087cm" svg:height="6.825cm" svg:x="19.439cm" svg:y="7.0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362cm" svg:height="2.062cm" svg:x="20.665cm" svg:y="3.943cm">
          <text:p/>
          <draw:enhanced-geometry svg:viewBox="0 0 21600 21600" draw:type="rectangle" draw:enhanced-path="M 0 0 L 21600 0 21600 21600 0 21600 0 0 Z N"/>
        </draw:custom-shape>
        <draw:path draw:style-name="gr16" draw:text-style-name="P11" draw:layer="layout" svg:width="4.483cm" svg:height="8.996cm" svg:x="22.502cm" svg:y="4.037cm" svg:viewBox="0 0 4484 8997" svg:d="M2189 531c-580 0-1159 579-1159 1159v2640c0 580 579 1160 1159 1160h329c580 0 1160-580 1160-1160v-2640c0-580-580-1159-1160-1159zM0 8997v-8997h4484v8997z">
          <text:p/>
        </draw:path>
        <draw:custom-shape draw:style-name="gr17" draw:text-style-name="P11" draw:layer="layout" svg:width="0.362cm" svg:height="6.808cm" svg:x="20.693cm" svg:y="7.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454cm" svg:height="1.671cm" svg:x="3.482cm" svg:y="12.673cm">
          <text:p text:style-name="P1">1100-Face</text:p>
          <draw:enhanced-geometry svg:viewBox="0 0 21600 21600" draw:text-areas="800 800 20800 20800" draw:type="round-rectangular-callout" draw:modifiers="32384.3704775687 24467.94258373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6.796cm" svg:height="1.282cm" svg:x="4.511cm" svg:y="0.835cm">
          <text:p text:style-name="P1">1100-BackPlate_Top</text:p>
          <draw:enhanced-geometry svg:viewBox="0 0 21600 21600" draw:text-areas="800 800 20800 20800" draw:type="round-rectangular-callout" draw:modifiers="21422.0391349125 56281.21590023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6.796cm" svg:height="1.282cm" svg:x="21.528cm" svg:y="13.786cm">
          <text:p text:style-name="P1">1100-Sweeper</text:p>
          <draw:enhanced-geometry svg:viewBox="0 0 21600 21600" draw:text-areas="800 800 20800 20800" draw:type="round-rectangular-callout" draw:modifiers="13633.0734147418 -16869.2127825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6.796cm" svg:height="1.282cm" svg:x="14.844cm" svg:y="1cm">
          <text:p text:style-name="P1">1100-BackWall</text:p>
          <draw:enhanced-geometry svg:viewBox="0 0 21600 21600" draw:text-areas="800 800 20800 20800" draw:type="round-rectangular-callout" draw:modifiers="20713.3735471532 37560.0935307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2" draw:layer="layout" svg:width="0.695cm" svg:height="12.98cm" svg:x="10.195cm" svg:y="3.00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695cm" svg:height="12.98cm" svg:x="15.459cm" svg:y="3.14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.68cm" svg:height="1.227cm" svg:x="6.377cm" svg:y="17.044cm">
          <text:p text:style-name="P1">1100-Guides</text:p>
          <draw:enhanced-geometry svg:viewBox="0 0 21600 21600" draw:text-areas="800 800 20800 20800" draw:type="round-rectangular-callout" draw:modifiers="18895.9624011963 -24942.0195439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6.796cm" svg:height="1.282cm" svg:x="6.878cm" svg:y="9.246cm">
          <text:p text:style-name="P1">1100-BackPlate_Bottom</text:p>
          <draw:enhanced-geometry svg:viewBox="0 0 21600 21600" draw:text-areas="800 800 20800 20800" draw:type="round-rectangular-callout" draw:modifiers="21952.7438575842 -21078.0982073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1" draw:text-style-name="P9" draw:layer="layout" svg:width="2.5cm" svg:height="2.5cm" svg:x="0.62cm" svg:y="5.889cm">
          <text:p text:style-name="P9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draw:layer="layout" svg:width="2.5cm" svg:height="2.5cm" svg:x="0.565cm" svg:y="8.451cm">
          <text:p text:style-name="P9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draw:layer="layout" svg:width="2.5cm" svg:height="2.5cm" svg:x="0.564cm" svg:y="3.327cm">
          <text:p text:style-name="P9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8.912cm" svg:height="14.9cm" svg:x="5.541cm" svg:y="2.896cm" svg:viewBox="0 0 8913 14901" svg:d="M6395 1364c-199-133-395-193-625-193s-426 60-625 193c-200 133-343 298-458 528s-167 455-167 721c0 265 52 491 167 721s258 395 458 528c199 132 395 193 625 193s426-61 625-193c200-133 343-298 458-528s168-456 168-721c0-266-53-491-168-721s-258-395-458-528zM0 14901v-14901h8913v14901z">
          <text:p/>
        </draw:path>
        <draw:custom-shape draw:style-name="gr4" draw:text-style-name="P4" draw:layer="layout" svg:width="1.2cm" svg:height="15cm" svg:x="15.569cm" svg:y="2.8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2.5cm" svg:x="16.767cm" svg:y="4.37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476cm" svg:height="0.503cm" svg:x="17.017cm" svg:y="3.7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28cm" svg:height="15cm" svg:x="10.974cm" svg:y="2.98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.034cm" svg:y1="6.016cm" svg:x2="26.988cm" svg:y2="6.016cm">
          <text:p/>
        </draw:line>
        <draw:line draw:style-name="gr9" draw:text-style-name="P8" draw:layer="layout" svg:x1="2.145cm" svg:y1="8.551cm" svg:x2="27.099cm" svg:y2="8.551cm">
          <text:p/>
        </draw:line>
        <draw:line draw:style-name="gr9" draw:text-style-name="P8" draw:layer="layout" svg:x1="2.006cm" svg:y1="3.509cm" svg:x2="26.96cm" svg:y2="3.509cm">
          <text:p/>
        </draw:line>
        <draw:line draw:style-name="gr9" draw:text-style-name="P8" draw:layer="layout" svg:x1="2.229cm" svg:y1="11.113cm" svg:x2="27.183cm" svg:y2="11.113cm">
          <text:p/>
        </draw:line>
        <draw:path draw:style-name="gr12" draw:text-style-name="P10" draw:layer="layout" svg:width="4.539cm" svg:height="2.117cm" svg:x="8.41cm" svg:y="3.786cm" svg:viewBox="0 0 4540 2118" svg:d="M2929 571c-230 0-426 52-625 167-200 115-343 258-458 458-115 199-167 395-167 625 0 105 10 203 33 297h-1712v-2118h4540v2118h-394c23-94 34-192 34-297 0-230-53-426-168-625-115-200-258-343-458-458-199-115-395-167-625-167z">
          <text:p/>
        </draw:path>
        <draw:path draw:style-name="gr13" draw:text-style-name="P10" draw:layer="layout" svg:width="4.539cm" svg:height="6.741cm" svg:x="8.466cm" svg:y="6.098cm" svg:viewBox="0 0 4540 6742" svg:d="M1791 412c115 200 258 343 458 458 199 115 395 168 625 168s426-53 625-168c200-115 343-258 458-458 78-135 127-268 151-412h432v6742h-4540v-6742h1640c24 144 73 277 151 412z">
          <text:p/>
        </draw:path>
        <draw:custom-shape draw:style-name="gr23" draw:text-style-name="P10" draw:layer="layout" svg:width="1.505cm" svg:height="6.825cm" svg:x="16.96cm" svg:y="6.9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454cm" svg:height="1.671cm" svg:x="1.003cm" svg:y="12.534cm">
          <text:p text:style-name="P1">1100-Face</text:p>
          <draw:enhanced-geometry svg:viewBox="0 0 21600 21600" draw:text-areas="800 800 20800 20800" draw:type="round-rectangular-callout" draw:modifiers="32384.3704775687 24467.94258373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6.796cm" svg:height="1.282cm" svg:x="2.032cm" svg:y="0.696cm">
          <text:p text:style-name="P1">1100-BackPlate_Top</text:p>
          <draw:enhanced-geometry svg:viewBox="0 0 21600 21600" draw:text-areas="800 800 20800 20800" draw:type="round-rectangular-callout" draw:modifiers="21422.0391349125 56281.21590023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6.796cm" svg:height="1.282cm" svg:x="12.365cm" svg:y="0.861cm">
          <text:p text:style-name="P1">1100-BackWall</text:p>
          <draw:enhanced-geometry svg:viewBox="0 0 21600 21600" draw:text-areas="800 800 20800 20800" draw:type="round-rectangular-callout" draw:modifiers="20713.3735471532 37560.0935307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2" draw:layer="layout" svg:width="0.695cm" svg:height="12.98cm" svg:x="7.716cm" svg:y="2.8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695cm" svg:height="12.98cm" svg:x="12.98cm" svg:y="3.0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.68cm" svg:height="1.227cm" svg:x="3.898cm" svg:y="16.905cm">
          <text:p text:style-name="P1">1100-Guides</text:p>
          <draw:enhanced-geometry svg:viewBox="0 0 21600 21600" draw:text-areas="800 800 20800 20800" draw:type="round-rectangular-callout" draw:modifiers="18895.9624011963 -24942.0195439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6.796cm" svg:height="1.282cm" svg:x="4.399cm" svg:y="9.107cm">
          <text:p text:style-name="P1">1100-BackPlate_Bottom</text:p>
          <draw:enhanced-geometry svg:viewBox="0 0 21600 21600" draw:text-areas="800 800 20800 20800" draw:type="round-rectangular-callout" draw:modifiers="21952.7438575842 -21078.0982073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24" draw:text-style-name="P7" draw:layer="layout" svg:width="0.639cm" svg:height="0.502cm" svg:x="18.689cm" svg:y="3.34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528cm" svg:height="5.543cm" svg:x="19.247cm" svg:y="2.924cm">
            <text:p/>
            <draw:enhanced-geometry svg:viewBox="0 0 21600 21600" draw:type="rectangle" draw:enhanced-path="M 0 0 L 21600 0 21600 21600 0 21600 0 0 Z N"/>
          </draw:custom-shape>
        </draw:g>
        <draw:path draw:style-name="gr13" draw:text-style-name="P10" draw:layer="layout" svg:width="4.539cm" svg:height="6.741cm" svg:x="20.887cm" svg:y="9.941cm" svg:viewBox="0 0 4540 6742" svg:d="M1791 412c115 200 258 343 458 458 199 115 395 168 625 168s426-53 625-168c200-115 343-258 458-458 78-135 127-268 151-412h432v6742h-4540v-6742h1640c24 144 73 277 151 412z">
          <text:p/>
        </draw:path>
        <draw:custom-shape draw:style-name="gr1" draw:text-style-name="P9" draw:layer="layout" svg:width="2.5cm" svg:height="2.5cm" svg:x="22.511cm" svg:y="8.395cm">
          <text:p text:style-name="P9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1.505cm" svg:height="5.848cm" svg:x="27.195cm" svg:y="11.0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2.5cm" svg:x="26.876cm" svg:y="8.355cm">
          <text:p/>
          <draw:enhanced-geometry svg:viewBox="0 0 21600 21600" draw:type="rectangle" draw:enhanced-path="M 0 0 L 21600 0 21600 21600 0 21600 0 0 Z N"/>
        </draw:custom-shape>
        <draw:g>
          <draw:custom-shape draw:style-name="gr24" draw:text-style-name="P7" draw:layer="layout" svg:width="0.639cm" svg:height="0.502cm" svg:x="28.409cm" svg:y="7.71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0.528cm" svg:height="9.303cm" svg:x="28.967cm" svg:y="7.296cm">
            <text:p/>
            <draw:enhanced-geometry svg:viewBox="0 0 21600 21600" draw:type="rectangle" draw:enhanced-path="M 0 0 L 21600 0 21600 21600 0 21600 0 0 Z N"/>
          </draw:custom-shape>
        </draw:g>
        <draw:path draw:style-name="gr12" draw:text-style-name="P10" draw:layer="layout" svg:width="4.539cm" svg:height="2.117cm" svg:x="20.915cm" svg:y="3.87cm" svg:viewBox="0 0 4540 2118" svg:d="M2929 571c-230 0-426 52-625 167-200 115-343 258-458 458-115 199-167 395-167 625 0 105 10 203 33 297h-1712v-2118h4540v2118h-394c23-94 34-192 34-297 0-230-53-426-168-625-115-200-258-343-458-458-199-115-395-167-625-167z">
          <text:p/>
        </draw:path>
        <draw:custom-shape draw:style-name="gr27" draw:text-style-name="P10" draw:layer="layout" svg:width="1.476cm" svg:height="1.951cm" svg:x="26.96cm" svg:y="3.9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cm" svg:height="0.662cm" svg:x="20.999cm" svg:y="16.989cm">
          <text:p text:style-name="P1">Magnet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cm" svg:height="0.662cm" svg:x="23.478cm" svg:y="17.045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417cm" svg:height="2.5cm" svg:x="21.334cm" svg:y="5.70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9T13:06:04.285000000</meta:creation-date>
    <dc:date>2021-02-09T14:41:16.933000000</dc:date>
    <meta:editing-duration>PT34M19S</meta:editing-duration>
    <meta:editing-cycles>7</meta:editing-cycles>
    <meta:generator>LibreOffice/6.2.5.2$Windows_X86_64 LibreOffice_project/1ec314fa52f458adc18c4f025c545a4e8b22c159</meta:generator>
    <meta:document-statistic meta:object-count="79"/>
  </office:meta>
</office:document-meta>
</file>